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09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2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12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2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27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2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0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29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20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1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08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2-0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2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1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2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0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24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1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23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0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2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29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03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27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1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2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2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0540363636364" calcext:value-type="float">
            <text:p>0.790540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9205517241379" calcext:value-type="float">
            <text:p>0.869205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5562580645161" calcext:value-type="float">
            <text:p>0.87556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2350482758621" calcext:value-type="float">
            <text:p>0.912350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28712" calcext:value-type="float">
            <text:p>0.77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2051870967742" calcext:value-type="float">
            <text:p>0.88205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77072" calcext:value-type="float">
            <text:p>0.8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6389935483871" calcext:value-type="float">
            <text:p>0.68638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06056" calcext:value-type="float">
            <text:p>0.7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866" calcext:value-type="float">
            <text:p>0.7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8695172413793" calcext:value-type="float">
            <text:p>0.858695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1190193548387" calcext:value-type="float">
            <text:p>0.82119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6112258064516" calcext:value-type="float">
            <text:p>0.72611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70624" calcext:value-type="float">
            <text:p>0.67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0296" calcext:value-type="float">
            <text:p>0.5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16524" calcext:value-type="float">
            <text:p>0.57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64248" calcext:value-type="float">
            <text:p>0.70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0982451612903" calcext:value-type="float">
            <text:p>0.51098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0304" calcext:value-type="float">
            <text:p>0.5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7448516129032" calcext:value-type="float">
            <text:p>0.57744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6611714285714" calcext:value-type="float">
            <text:p>0.86661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43535483871" calcext:value-type="float">
            <text:p>0.8654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2769032258065" calcext:value-type="float">
            <text:p>0.89276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6650064516129" calcext:value-type="float">
            <text:p>0.77665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38336" calcext:value-type="float">
            <text:p>0.90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430438709677" calcext:value-type="float">
            <text:p>1.0343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9611096774193" calcext:value-type="float">
            <text:p>0.919611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48116" calcext:value-type="float">
            <text:p>0.85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5261935483871" calcext:value-type="float">
            <text:p>0.80526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87896" calcext:value-type="float">
            <text:p>0.6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8899870967742" calcext:value-type="float">
            <text:p>0.80889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383714285714" calcext:value-type="float">
            <text:p>0.94738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196387096774" calcext:value-type="float">
            <text:p>0.93219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7984" calcext:value-type="float">
            <text:p>0.85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68336" calcext:value-type="float">
            <text:p>0.77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9842838709677" calcext:value-type="float">
            <text:p>0.65984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53832" calcext:value-type="float">
            <text:p>0.80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3648516129032" calcext:value-type="float">
            <text:p>0.65364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5105806451613" calcext:value-type="float">
            <text:p>0.78510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41336" calcext:value-type="float">
            <text:p>0.7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40335483871" calcext:value-type="float">
            <text:p>0.6094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79336" calcext:value-type="float">
            <text:p>0.6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266064516129" calcext:value-type="float">
            <text:p>0.75226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6265142857143" calcext:value-type="float">
            <text:p>0.70626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9455225806452" calcext:value-type="float">
            <text:p>0.72945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87032" calcext:value-type="float">
            <text:p>0.69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1604" calcext:value-type="float">
            <text:p>0.6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7809935483871" calcext:value-type="float">
            <text:p>0.61780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3432" calcext:value-type="float">
            <text:p>0.6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0453032258065" calcext:value-type="float">
            <text:p>0.65045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1626709677419" calcext:value-type="float">
            <text:p>0.92162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0928" calcext:value-type="float">
            <text:p>0.84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5556903225806" calcext:value-type="float">
            <text:p>0.80555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49464" calcext:value-type="float">
            <text:p>0.76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8616" calcext:value-type="float">
            <text:p>0.74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7915034482759" calcext:value-type="float">
            <text:p>0.817915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0088387096774" calcext:value-type="float">
            <text:p>0.83008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805677419355" calcext:value-type="float">
            <text:p>0.75580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692" calcext:value-type="float">
            <text:p>0.71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7968516129032" calcext:value-type="float">
            <text:p>0.92796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5976" calcext:value-type="float">
            <text:p>0.92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72576" calcext:value-type="float">
            <text:p>0.86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42735483871" calcext:value-type="float">
            <text:p>0.8014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57944" calcext:value-type="float">
            <text:p>0.9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14838709677" calcext:value-type="float">
            <text:p>0.89301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16696" calcext:value-type="float">
            <text:p>0.8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9501161290323" calcext:value-type="float">
            <text:p>0.94950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008542857143" calcext:value-type="float">
            <text:p>1.01008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6137935483871" calcext:value-type="float">
            <text:p>0.95613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689290322581" calcext:value-type="float">
            <text:p>0.84468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34984" calcext:value-type="float">
            <text:p>0.8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8917161290323" calcext:value-type="float">
            <text:p>0.84891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0888275862069" calcext:value-type="float">
            <text:p>0.800888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305264516129" calcext:value-type="float">
            <text:p>0.7530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8972516129032" calcext:value-type="float">
            <text:p>0.57897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9096" calcext:value-type="float">
            <text:p>0.36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6968516129032" calcext:value-type="float">
            <text:p>0.54696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81776" calcext:value-type="float">
            <text:p>0.60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5400774193548" calcext:value-type="float">
            <text:p>0.78540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1871571428571" calcext:value-type="float">
            <text:p>0.931871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987612903226" calcext:value-type="float">
            <text:p>0.92098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8477419354839" calcext:value-type="float">
            <text:p>0.96847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88272" calcext:value-type="float">
            <text:p>0.92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1684" calcext:value-type="float">
            <text:p>0.890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99904" calcext:value-type="float">
            <text:p>0.9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458451612903" calcext:value-type="float">
            <text:p>0.89045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506322580645" calcext:value-type="float">
            <text:p>0.59750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1796" calcext:value-type="float">
            <text:p>0.624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8370967741936" calcext:value-type="float">
            <text:p>0.60837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5436" calcext:value-type="float">
            <text:p>0.61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1213161290323" calcext:value-type="float">
            <text:p>0.93121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07657142857" calcext:value-type="float">
            <text:p>1.04807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234658064516" calcext:value-type="float">
            <text:p>1.0523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161780645161" calcext:value-type="float">
            <text:p>1.0716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09503448276" calcext:value-type="float">
            <text:p>1.115095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762116129032" calcext:value-type="float">
            <text:p>1.1476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65864" calcext:value-type="float">
            <text:p>1.1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658309677419" calcext:value-type="float">
            <text:p>1.0765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342812903226" calcext:value-type="float">
            <text:p>1.0534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8216" calcext:value-type="float">
            <text:p>0.80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0062451612903" calcext:value-type="float">
            <text:p>0.77006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49944" calcext:value-type="float">
            <text:p>0.89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454967741935" calcext:value-type="float">
            <text:p>0.89945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02993103448" calcext:value-type="float">
            <text:p>1.05402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31070967742" calcext:value-type="float">
            <text:p>1.0603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478285714286" calcext:value-type="float">
            <text:p>0.99647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215244444445" calcext:value-type="float">
            <text:p>1.022152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770542857143" calcext:value-type="float">
            <text:p>1.01770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410933333333" calcext:value-type="float">
            <text:p>1.04410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3874482758621" calcext:value-type="float">
            <text:p>0.913874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196428571429" calcext:value-type="float">
            <text:p>0.755196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997333333333" calcext:value-type="float">
            <text:p>0.655997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1608857142857" calcext:value-type="float">
            <text:p>0.57160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554666666667" calcext:value-type="float">
            <text:p>0.585554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501" calcext:value-type="float">
            <text:p>0.715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7061333333333" calcext:value-type="float">
            <text:p>0.787061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8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004" meta:object-count="0"/>
    <meta:user-defined meta:name="AppVersion">3.0</meta:user-defined>
  </office:meta>
</office:document-meta>
</file>